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d3a" officeooo:paragraph-rsid="000bb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home/yadollah/Qt/5.11.1/gcc_64/bin/qmake ..</text:p>
      <text:p text:style-name="P1"/>
      <text:p text:style-name="P1">~/catkin_ws/src/abacus_scenario/qml_ros_abacus/buil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0:51:12.653188949</meta:creation-date>
    <dc:date>2019-01-18T09:13:15.411547149</dc:date>
    <meta:editing-duration>P1DT22H11M52S</meta:editing-duration>
    <meta:editing-cycles>1</meta:editing-cycles>
    <meta:document-statistic meta:table-count="0" meta:image-count="0" meta:object-count="0" meta:page-count="1" meta:paragraph-count="2" meta:word-count="3" meta:character-count="96" meta:non-whitespace-character-count="95"/>
    <meta:generator>LibreOffice/5.1.6.2$Linux_X86_64 LibreOffice_project/10m0$Build-2</meta:generator>
  </office:meta>
</office:document-meta>
</file>